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ace9" officeooo:paragraph-rsid="0022ace9"/>
    </style:style>
    <style:style style:name="P2" style:family="paragraph" style:parent-style-name="Standard">
      <style:text-properties officeooo:rsid="00230ed0" officeooo:paragraph-rsid="00230ed0"/>
    </style:style>
    <style:style style:name="P3" style:family="paragraph" style:parent-style-name="Standard">
      <style:text-properties officeooo:rsid="00231e14" officeooo:paragraph-rsid="00231e14"/>
    </style:style>
    <style:style style:name="P4" style:family="paragraph" style:parent-style-name="Standard">
      <style:text-properties officeooo:paragraph-rsid="0027ac37"/>
    </style:style>
    <style:style style:name="P5" style:family="paragraph" style:parent-style-name="Standard">
      <style:text-properties officeooo:rsid="002a9f94" officeooo:paragraph-rsid="002a9f94"/>
    </style:style>
    <style:style style:name="P6" style:family="paragraph" style:parent-style-name="Standard">
      <style:text-properties officeooo:rsid="002bbc1b" officeooo:paragraph-rsid="002bbc1b"/>
    </style:style>
    <style:style style:name="P7" style:family="paragraph" style:parent-style-name="Standard">
      <style:text-properties officeooo:rsid="002c9821" officeooo:paragraph-rsid="002c9821"/>
    </style:style>
    <style:style style:name="P8" style:family="paragraph" style:parent-style-name="Standard">
      <style:paragraph-properties fo:break-before="page"/>
      <style:text-properties officeooo:rsid="0022ace9" officeooo:paragraph-rsid="0022ace9"/>
    </style:style>
    <style:style style:name="P9" style:family="paragraph" style:parent-style-name="Standard">
      <style:text-properties style:font-name="Arial" officeooo:rsid="001c4238" officeooo:paragraph-rsid="001c4238"/>
    </style:style>
    <style:style style:name="P10" style:family="paragraph" style:parent-style-name="Standard">
      <style:text-properties style:font-name="Arial" officeooo:rsid="0021df98" officeooo:paragraph-rsid="0021df98"/>
    </style:style>
    <style:style style:name="P11" style:family="paragraph" style:parent-style-name="Standard">
      <style:text-properties style:font-name="Arial" officeooo:rsid="001f95cf" officeooo:paragraph-rsid="001f95cf"/>
    </style:style>
    <style:style style:name="P12" style:family="paragraph" style:parent-style-name="Standard">
      <style:text-properties style:font-name="Arial" officeooo:rsid="0024d969" officeooo:paragraph-rsid="0024d969"/>
    </style:style>
    <style:style style:name="P13" style:family="paragraph" style:parent-style-name="Standard">
      <style:text-properties style:font-name="Arial" officeooo:rsid="0028ac26" officeooo:paragraph-rsid="0028ac26"/>
    </style:style>
    <style:style style:name="P14" style:family="paragraph" style:parent-style-name="Standard">
      <style:paragraph-properties fo:text-align="center" style:justify-single-word="false"/>
      <style:text-properties style:font-name="Arial" officeooo:rsid="002dd773" officeooo:paragraph-rsid="002dd773"/>
    </style:style>
    <style:style style:name="P15" style:family="paragraph" style:parent-style-name="Standard">
      <style:paragraph-properties fo:text-align="start" style:justify-single-word="false"/>
      <style:text-properties style:font-name="Arial" style:text-underline-style="solid" style:text-underline-width="auto" style:text-underline-color="font-color" officeooo:rsid="002dd773" officeooo:paragraph-rsid="002dd773"/>
    </style:style>
    <style:style style:name="P16" style:family="paragraph" style:parent-style-name="Standard">
      <style:text-properties style:font-name="Arial" style:text-underline-style="solid" style:text-underline-width="auto" style:text-underline-color="font-color" officeooo:rsid="002dd773" officeooo:paragraph-rsid="002dd773"/>
    </style:style>
    <style:style style:name="P17" style:family="paragraph" style:parent-style-name="Standard">
      <style:text-properties style:font-name="Arial" style:text-underline-style="solid" style:text-underline-width="auto" style:text-underline-color="font-color" officeooo:rsid="002f2f65" officeooo:paragraph-rsid="002f2f65"/>
    </style:style>
    <style:style style:name="P18" style:family="paragraph" style:parent-style-name="Standard">
      <style:text-properties style:font-name="Arial" style:text-underline-style="solid" style:text-underline-width="auto" style:text-underline-color="font-color" officeooo:rsid="002f770b" officeooo:paragraph-rsid="002f770b"/>
    </style:style>
    <style:style style:name="P19" style:family="paragraph" style:parent-style-name="Standard">
      <style:text-properties style:font-name="Arial" style:text-underline-style="solid" style:text-underline-width="auto" style:text-underline-color="font-color" officeooo:rsid="0032811c" officeooo:paragraph-rsid="0032811c"/>
    </style:style>
    <style:style style:name="P20" style:family="paragraph" style:parent-style-name="Standard">
      <style:text-properties style:font-name="Arial" style:text-underline-style="solid" style:text-underline-width="auto" style:text-underline-color="font-color" officeooo:rsid="00329f80" officeooo:paragraph-rsid="00329f80"/>
    </style:style>
    <style:style style:name="P21" style:family="paragraph" style:parent-style-name="Standard">
      <style:text-properties style:font-name="Arial" style:text-underline-style="solid" style:text-underline-width="auto" style:text-underline-color="font-color" officeooo:rsid="00357bb5" officeooo:paragraph-rsid="00357bb5"/>
    </style:style>
    <style:style style:name="P22" style:family="paragraph" style:parent-style-name="Standard">
      <style:text-properties style:font-name="Arial" style:text-underline-style="solid" style:text-underline-width="auto" style:text-underline-color="font-color" officeooo:rsid="0039158d" officeooo:paragraph-rsid="0039158d"/>
    </style:style>
    <style:style style:name="P23" style:family="paragraph" style:parent-style-name="Standard">
      <style:text-properties style:font-name="Arial" style:text-underline-style="none" officeooo:rsid="002dd773" officeooo:paragraph-rsid="002dd773"/>
    </style:style>
    <style:style style:name="P24" style:family="paragraph" style:parent-style-name="Standard">
      <style:text-properties style:font-name="Arial" style:text-underline-style="none" officeooo:rsid="002f2f65" officeooo:paragraph-rsid="002f2f65"/>
    </style:style>
    <style:style style:name="P25" style:family="paragraph" style:parent-style-name="Standard">
      <style:text-properties style:font-name="Arial" style:text-underline-style="none" officeooo:rsid="00308381" officeooo:paragraph-rsid="00308381"/>
    </style:style>
    <style:style style:name="P26" style:family="paragraph" style:parent-style-name="Standard">
      <style:text-properties style:font-name="Arial" style:text-underline-style="none" officeooo:rsid="0032811c" officeooo:paragraph-rsid="0032811c"/>
    </style:style>
    <style:style style:name="P27" style:family="paragraph" style:parent-style-name="Standard">
      <style:text-properties style:font-name="Arial" style:text-underline-style="none" officeooo:rsid="0032811c" officeooo:paragraph-rsid="00357bb5"/>
    </style:style>
    <style:style style:name="P28" style:family="paragraph" style:parent-style-name="Standard">
      <style:text-properties style:font-name="Arial" style:text-underline-style="none" officeooo:rsid="00329f80" officeooo:paragraph-rsid="00329f80"/>
    </style:style>
    <style:style style:name="P29" style:family="paragraph" style:parent-style-name="Standard">
      <style:text-properties style:font-name="Arial" style:text-underline-style="none" officeooo:rsid="00330e7e" officeooo:paragraph-rsid="00330e7e"/>
    </style:style>
    <style:style style:name="P30" style:family="paragraph" style:parent-style-name="Standard">
      <style:text-properties style:font-name="Arial" style:text-underline-style="none" officeooo:rsid="00357bb5" officeooo:paragraph-rsid="00357bb5"/>
    </style:style>
    <style:style style:name="P31" style:family="paragraph" style:parent-style-name="Standard">
      <style:text-properties style:font-name="Arial" style:text-underline-style="none" officeooo:rsid="0037c695" officeooo:paragraph-rsid="0037c695"/>
    </style:style>
    <style:style style:name="P32" style:family="paragraph" style:parent-style-name="Standard">
      <style:text-properties style:font-name="Arial" style:text-underline-style="none" officeooo:rsid="0039158d" officeooo:paragraph-rsid="0039158d"/>
    </style:style>
    <style:style style:name="P33" style:family="paragraph" style:parent-style-name="Standard">
      <style:text-properties officeooo:rsid="002c9821" officeooo:paragraph-rsid="002c9821"/>
    </style:style>
    <style:style style:name="P34" style:family="paragraph" style:parent-style-name="Standard">
      <style:paragraph-properties fo:text-align="center" style:justify-single-word="false" fo:break-before="page"/>
      <style:text-properties style:font-name="Arial" officeooo:rsid="002dd773" officeooo:paragraph-rsid="002dd773"/>
    </style:style>
    <style:style style:name="P35" style:family="paragraph" style:parent-style-name="Endnote">
      <style:text-properties officeooo:rsid="00308381" officeooo:paragraph-rsid="00308381"/>
    </style:style>
    <style:style style:name="P36" style:family="paragraph" style:parent-style-name="Footer">
      <style:paragraph-properties fo:text-align="center" style:justify-single-word="false"/>
    </style:style>
    <style:style style:name="P37" style:family="paragraph" style:parent-style-name="Header">
      <style:paragraph-properties fo:text-align="end" style:justify-single-word="false"/>
      <style:text-properties officeooo:rsid="0037c695" officeooo:paragraph-rsid="0037c695"/>
    </style:style>
    <style:style style:name="T1" style:family="text">
      <style:text-properties officeooo:rsid="001f95cf"/>
    </style:style>
    <style:style style:name="T2" style:family="text">
      <style:text-properties officeooo:rsid="002182cb"/>
    </style:style>
    <style:style style:name="T3" style:family="text">
      <style:text-properties officeooo:rsid="0025bfbc"/>
    </style:style>
    <style:style style:name="T4" style:family="text">
      <style:text-properties officeooo:rsid="002bbc1b"/>
    </style:style>
    <style:style style:name="T5" style:family="text">
      <style:text-properties officeooo:rsid="0027ac37"/>
    </style:style>
    <style:style style:name="T6" style:family="text">
      <style:text-properties officeooo:rsid="002f770b"/>
    </style:style>
    <style:style style:name="T7" style:family="text">
      <style:text-properties style:text-underline-style="solid" style:text-underline-width="auto" style:text-underline-color="font-color"/>
    </style:style>
    <style:style style:name="T8" style:family="text">
      <style:text-properties officeooo:rsid="0032811c"/>
    </style:style>
    <style:style style:name="T9" style:family="text">
      <style:text-properties officeooo:rsid="00329f80"/>
    </style:style>
    <style:style style:name="T10" style:family="text">
      <style:text-properties officeooo:rsid="00330e7e"/>
    </style:style>
    <style:style style:name="T11" style:family="text">
      <style:text-properties officeooo:rsid="0033c999"/>
    </style:style>
    <style:style style:name="T12" style:family="text">
      <style:text-properties officeooo:rsid="00357bb5"/>
    </style:style>
    <style:style style:name="T13" style:family="text">
      <style:text-properties officeooo:rsid="0037c695"/>
    </style:style>
    <style:style style:name="T14" style:family="text">
      <style:text-properties officeooo:rsid="0039158d"/>
    </style:style>
    <style:style style:name="T15" style:family="text">
      <style:text-properties officeooo:rsid="003a8d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 started off with the exit function instead of the info one; this was because I thought getting the loop for entering the commands (and how to exit the loop) would be of more logical.</text:p>
      <text:p text:style-name="P9"/>
      <text:p text:style-name="P9">I initially had problems with the exit function. The infinite loop would keep printing out the same message. </text:p>
      <text:p text:style-name="P9"/>
      <text:p text:style-name="P9">Whilst I managed to fix this in my second attempt, the loop now only printing out the message once, it would still not close successfully. I realised that this was because I was not comparing the two strings at the correct point in the code.</text:p>
      <text:p text:style-name="P9"/>
      <text:p text:style-name="P9">After this I managed to implement the info function quite easily since it was just a print statement <text:span text:style-name="T1">that I made to be conditional.</text:span></text:p>
      <text:p text:style-name="P9"/>
      <text:p text:style-name="P10">Using getcwd I was able to print the current working directory.</text:p>
      <text:p text:style-name="P9"/>
      <text:p text:style-name="P11">I had to change scanf to fgets due to the limitations that scanf had with spaces. <text:span text:style-name="T2">However I also needed to add \n to the arrays for the various commands to now work.</text:span></text:p>
      <text:p text:style-name="P11"/>
      <text:p text:style-name="P10">Not sure if I got the change directory part working.</text:p>
      <text:p text:style-name="P10"/>
      <text:p text:style-name="P12">Changing the directory using cd was probably the most difficult part so far. Since I used getcwd to print out the current directory, this presented a problem when I changed directory, then wanted to print out the currrent directory. <text:span text:style-name="T3">To fix this issue I created another if statement in the cwd to differeniate between the default directory and one that had been changed.</text:span></text:p>
      <text:p text:style-name="P12"/>
      <text:p text:style-name="P13">The previous method did not work properly, so I used tokenisation to split up the string entered in the input into the command and path part. <text:s/>For the previous functions only the command part was required since there was only one part to the string, whilst on the other hand the cd PATH had two. <text:s/>Since I had seperated the path from the command, I could now use chdir to change into the path specified in the input. To check that this had been <text:soft-page-break/>implemented properly, I printed out getcwd. <text:s/>Although changing into another directory had now been achieved, I still needed to check if filepath was actually valid.</text:p>
      <text:p text:style-name="P14"><text:span text:style-name="T7"/></text:p>
      <text:p text:style-name="P34"><text:span text:style-name="T7">COMP2211: C Shell Report</text:span></text:p>
      <text:p text:style-name="P15"/>
      <text:p text:style-name="P16">Introduction</text:p>
      <text:p text:style-name="P23">The objective was to build a shell <text:span text:style-name="T13">that mimiced </text:span>, much like the ones found in most operating systems, such as Windows and UNIX. <text:s/>Aside from the various functionality of the shell needed to be coded in C.</text:p>
      <text:p text:style-name="P23"/>
      <text:p text:style-name="P17">Structure</text:p>
      <text:p text:style-name="P24">The approach that I took for the code was relatively simple. <text:s/>I only had a single main function <text:span text:style-name="T6">with a while loop inside of it.</text:span> <text:s/><text:span text:style-name="T14">The loop was an infinite one that prevented the shell from closing unless the user manually did so by typing “exit”. <text:s/>The loop also contained </text:span>all of the <text:span text:style-name="T14">various </text:span>function<text:span text:style-name="T14">s and the corresponding commands to initiate them, which were self contained within if statements, so as to not interfere with other commands</text:span>.</text:p>
      <text:p text:style-name="P24"/>
      <text:p text:style-name="P18">Functions</text:p>
      <text:p text:style-name="P25">The first function that I implement<text:span text:style-name="T13">ed</text:span> was the <text:span text:style-name="T8">info function since it was the easiest to implement with a if statement comparing strings from the to from the input with one that I specified, which was “info”. <text:s/></text:span>exit function since</text:p>
      <text:p text:style-name="P25"/>
      <text:p text:style-name="P25">Later on I needed to change my code due to the need for tokeni<text:span text:style-name="T13">s</text:span>ation to split up the input from the user. <text:s/>I searched the internet for examples of tokeni<text:span text:style-name="T13">s</text:span>ation and settled on one found on stackove<text:span text:style-name="T9">r</text:span>flow<text:note text:id="ftn0" text:note-class="endnote"><text:note-citation>i</text:note-citation><text:note-body><text:p text:style-name="P35"><text:a xlink:type="simple" xlink:href="https://stackoverflow.com/questions/20823371/what-is-the-difference-between-the-functions-of-the-exec-family-of-system-calls" text:style-name="Internet_20_link" text:visited-style-name="Visited_20_Internet_20_Link"><text:span text:style-name="T4">https://stackoverflow.com/questions/20823371/what-is-the-difference-between-the-functions-of-the-exec-family-of-system-calls</text:span></text:a></text:p></text:note-body></text:note> since it was simple to understand.</text:p>
      <text:p text:style-name="P25"/>
      <text:p text:style-name="P26"><text:span text:style-name="T12">Exceptions were also dealt with using two different if statements. <text:s/>The first looked for null values (or what the code designated as such) in the input since the macro #define TOKEN_ARGS. </text:span>I later discovered a segmentation error when I entered an empty input, such as a space or return. <text:s/>This was easily fixed when I entered an if statement that deal with null values by issuing a print statement saying “No command entered\n”. <text:s/>I had already wrote an else statement at the bottom of my code that said “No such command exists” when dealing with any other possible type of input which the program did not recognise.</text:p>
      <text:p text:style-name="P26"/>
      <text:p text:style-name="P26"><text:soft-page-break/><text:span text:style-name="T13">I understood that f</text:span>orking the input <text:span text:style-name="T13">was to</text:span></text:p>
      <text:p text:style-name="P25"/>
      <text:p text:style-name="P25">After tokenizing the input was essential for the correct operation of the cd function.</text:p>
      <text:p text:style-name="P25"/>
      <text:p text:style-name="P30">For an extra function I added ls as a valid command in the shell. <text:s/>I thought this was particularly useful because people will not know what files are contained in every single folder on their system. <text:s/>With the ls command a user can see what files can be execute in the current directory without exiting or minimising the shell to look in the system folder directory.</text:p>
      <text:p text:style-name="P25"/>
      <text:p text:style-name="P20">Problems</text:p>
      <text:p text:style-name="P28">The first issue that I encountered was when I got to the cd part and realised that I needed to tokenize the input instead of simply shortening the full string, using strcpy into a new array <text:span text:style-name="T10">and using chdir() to change the directory into the one specified in the new array</text:span>. <text:s/><text:span text:style-name="T10">However, by using this method the chdir() function would not work in tandem with the getcwd() function. <text:s/>Whilst chdir() would switch to the directory path of the new array, getcwd would not list the new directory, instead providing the input of the directory of that contained the shell.</text:span></text:p>
      <text:p text:style-name="P28"/>
      <text:p text:style-name="P29">Another issue was the <text:span text:style-name="T11">ex command. <text:s/>Although I successfully managed to get programs to execute in the shell, the problem was that after the program finished running the shell would shut down. This was due to the programs having a built in exit mechanism, since many of them were designed to close after completing their task, which also affected the shell.</text:span></text:p>
      <text:p text:style-name="P28"/>
      <text:p text:style-name="P27">I <text:span text:style-name="T11">l</text:span>ater discovered a segmentation error when <text:span text:style-name="T11">testing how my code responded to commands that </text:span>I <text:span text:style-name="T11">had not specified. <text:s/>When something that the shell designated as an empty input was entered,</text:span> such as a space or return, <text:span text:style-name="T11">because of the #define TOKEN_ARGS</text:span>. <text:s/>This was easily fixed when I entered an if statement that deal with null values by issuing a print statement saying “No command entered\n”.</text:p>
      <text:p text:style-name="P27"/>
      <text:p text:style-name="P22">Differences on Other Operating Systems</text:p>
      <text:p text:style-name="P32"><text:soft-page-break/>This shell was built using <text:span text:style-name="T15">two Linux</text:span> based systems, CentOS 7 and Ubuntu Gnome 16.04. <text:s/><text:span text:style-name="T15">The C program itself</text:span> The coding of the program reflects this as well with </text:p>
      <text:p text:style-name="P25"/>
      <text:p text:style-name="P19">Reflection</text:p>
      <text:p text:style-name="P26">There were many problems that I faced during this project with the structure of the code being one the first problems that I encountered. <text:s/>The use a while loop that could only be shut down by the exit command resulted tokeni<text:span text:style-name="T13">s</text:span>ation not working properly.</text:p>
      <text:p text:style-name="P26"/>
      <text:p text:style-name="P21">Conclusion</text:p>
      <text:p text:style-name="P31">Building a shell from scratch was undoubtedly a difficult task and I struggled on many of the tasks and did not complete a lot of them. <text:s/>However, of the ones that I managed to get working, I did understand the logic and reasoning behind them. <text:s/>Online resources certainly aided me to gain a further understanding of the functions, many of which I did not know of or understand prior to this. <text:s/>More background reading and planning would have been useful in trying to fully understanding the way that functions worked and how they would affect commands and functionality further down the line.</text:p>
      <text:p text:style-name="P8">References</text:p>
      <text:p text:style-name="P1"/>
      <text:p text:style-name="P1"><text:a xlink:type="simple" xlink:href="https://brennan.io/2015/01/16/write-a-shell-in-c/" text:style-name="Internet_20_link" text:visited-style-name="Visited_20_Internet_20_Link">https://brennan.io/2015/01/16/write-a-shell-in-c/</text:a> <text:span text:style-name="T14">Stephen Brenan</text:span></text:p>
      <text:p text:style-name="P2"><text:a xlink:type="simple" xlink:href="http://poincare.matf.bg.ac.rs/~ivana/courses/ps/sistemi_knjige/pomocno/apue/APUE/0201433079/ch04lev1sec22.html" text:style-name="Internet_20_link" text:visited-style-name="Visited_20_Internet_20_Link">http://poincare.matf.bg.ac.rs/~ivana/courses/ps/sistemi_knjige/pomocno/apue/APUE/0201433079/ch04lev1sec22.html</text:a></text:p>
      <text:p text:style-name="P3"><text:a xlink:type="simple" xlink:href="http://man7.org/linux/man-pages/man2/getcwd.2.html" text:style-name="Internet_20_link" text:visited-style-name="Visited_20_Internet_20_Link">http://man7.org/linux/man-pages/man2/getcwd.2.html</text:a></text:p>
      <text:p text:style-name="P4"><text:a xlink:type="simple" xlink:href="https://stackoverflow.com/questions/4788374/writing-a-basic-shell" text:style-name="Internet_20_link" text:visited-style-name="Visited_20_Internet_20_Link"><text:span text:style-name="T5">https://stackoverflow.com/questions/4788374/writing-a-basic-shell</text:span></text:a><text:span text:style-name="T5"> User: </text:span><text:a xlink:type="simple" xlink:href="https://stackoverflow.com/users/364248/jcoffland" text:style-name="Internet_20_link" text:visited-style-name="Visited_20_Internet_20_Link">jcoffland</text:a></text:p>
      <text:p text:style-name="P5"><text:a xlink:type="simple" xlink:href="https://stackoverflow.com/questions/7089834/go-back-to-previous-directory-in-linux-using-a-c-program" text:style-name="Internet_20_link" text:visited-style-name="Visited_20_Internet_20_Link">https://stackoverflow.com/questions/7089834/go-back-to-previous-directory-in-linux-using-a-c-program</text:a></text:p>
      <text:p text:style-name="P6"><text:a xlink:type="simple" xlink:href="https://stackoverflow.com/questions/20823371/what-is-the-difference-between-the-functions-of-the-exec-family-of-system-calls" text:style-name="Internet_20_link" text:visited-style-name="Visited_20_Internet_20_Link">https://stackoverflow.com/questions/20823371/what-is-the-difference-between-the-functions-of-the-exec-family-of-system-calls</text:a></text:p>
      <text:p text:style-name="P7"><text:a xlink:type="simple" xlink:href="https://stackoverflow.com/questions/21452029/how-can-i-keep-execv-from-killing-my-program" text:style-name="Internet_20_link" text:visited-style-name="Visited_20_Internet_20_Link">https://stackoverflow.com/questions/21452029/how-can-i-keep-execv-from-killing-my-program</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7c695" officeooo:paragraph-rsid="0037c69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Wah Yan Ryan Wan</text:p>
      </style:header>
      <style:footer>
        <text:p text:style-name="MP2"><text:page-number text:select-page="current">6</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21:11:49.965804483</meta:creation-date>
    <dc:date>2017-11-24T00:00:40.436181212</dc:date>
    <meta:editing-duration>PT5H40M35S</meta:editing-duration>
    <meta:editing-cycles>12</meta:editing-cycles>
    <meta:generator>LibreOffice/5.0.6.2$Linux_X86_64 LibreOffice_project/00$Build-2</meta:generator>
    <dc:creator>Wah [sc16wyrw]</dc:creator>
    <meta:document-statistic meta:table-count="0" meta:image-count="0" meta:object-count="0" meta:page-count="7" meta:paragraph-count="42" meta:word-count="1175" meta:character-count="7332" meta:non-whitespace-character-count="6173"/>
  </office:meta>
</office:document-meta>
</file>